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This is the first paragraph.</text:p>
      <text:p text:style-name="Standard"><text:bookmark-start text:name="html52pdf"/>This paragraph is already bookmarked.</text:p>
      <text:p text:style-name="Standard">Like this one.<text:bookmark-end text:name="html52pdf"/></text:p>
      <text:p text:style-name="Standard">Last paragraph (not bookmarked)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c-Com</meta:initial-creator>
    <dc:creator>Pc-Com</dc:creator>
    <meta:creation-date>2016-12-10T18:40:00Z</meta:creation-date>
    <dc:date>2016-12-10T18:40:00Z</dc:date>
    <meta:template xlink:href="Normal.dotm" xlink:type="simple"/>
    <meta:editing-cycles>2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17" meta:character-count="114" meta:row-count="1" meta:non-whitespace-character-count="98"/>
  </office:meta>
</office:document-meta>
</file>